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FMono-Regular" svg:font-family="SFMono-Regular, Consolas, 'Liberation Mono', Menlo, monospace"/>
    <style:font-face style:name="SFMono-Regular1" svg:font-family="SFMono-Regular, Menlo, Monaco, Consolas, 'Liberation Mono',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c181" officeooo:paragraph-rsid="0017c181"/>
    </style:style>
    <style:style style:name="P2" style:family="paragraph" style:parent-style-name="Standard" style:list-style-name="L1">
      <style:text-properties officeooo:rsid="0017c181" officeooo:paragraph-rsid="0017c181"/>
    </style:style>
    <style:style style:name="P3" style:family="paragraph" style:parent-style-name="Standard">
      <style:text-properties officeooo:rsid="001a68f1" officeooo:paragraph-rsid="001a68f1"/>
    </style:style>
    <style:style style:name="P4" style:family="paragraph" style:parent-style-name="Standard" style:list-style-name="L2">
      <style:text-properties officeooo:rsid="001a68f1" officeooo:paragraph-rsid="001a68f1"/>
    </style:style>
    <style:style style:name="P5" style:family="paragraph" style:parent-style-name="Standard">
      <style:text-properties officeooo:rsid="001c5ea7" officeooo:paragraph-rsid="001c5ea7"/>
    </style:style>
    <style:style style:name="P6" style:family="paragraph" style:parent-style-name="Standard" style:list-style-name="L3">
      <style:text-properties fo:color="#ff8000" fo:font-weight="bold" officeooo:rsid="001c5ea7" officeooo:paragraph-rsid="001c5ea7" fo:background-color="#eeeeee" style:font-weight-asian="bold" style:font-weight-complex="bold"/>
    </style:style>
    <style:style style:name="P7" style:family="paragraph" style:parent-style-name="Standard">
      <style:text-properties officeooo:rsid="001c645c" officeooo:paragraph-rsid="001c645c"/>
    </style:style>
    <style:style style:name="P8" style:family="paragraph" style:parent-style-name="Standard">
      <style:text-properties officeooo:rsid="001ccae4" officeooo:paragraph-rsid="001ccae4"/>
    </style:style>
    <style:style style:name="P9" style:family="paragraph" style:parent-style-name="Standard">
      <style:text-properties officeooo:rsid="001d4ad3" officeooo:paragraph-rsid="001d4ad3"/>
    </style:style>
    <style:style style:name="P10" style:family="paragraph" style:parent-style-name="Standard">
      <style:paragraph-properties fo:text-align="center" style:justify-single-word="false"/>
      <style:text-properties fo:font-size="16pt" fo:font-weight="bold" officeooo:rsid="0017c181" officeooo:paragraph-rsid="0017c181" style:font-size-asian="16pt" style:font-weight-asian="bold" style:font-size-complex="16pt" style:font-weight-complex="bold"/>
    </style:style>
    <style:style style:name="P11" style:family="paragraph" style:parent-style-name="Standard">
      <style:text-properties fo:font-size="14pt" fo:font-weight="bold" officeooo:rsid="001d4ad3" officeooo:paragraph-rsid="001d4ad3"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color="#ff8000" fo:font-weight="bold" fo:background-color="#eeeeee" loext:char-shading-value="0" style:font-weight-asian="bold" style:font-weight-complex="bold"/>
    </style:style>
    <style:style style:name="T3" style:family="text">
      <style:text-properties fo:background-color="#eeeeee"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JavaScript Project setup</text:p>
      <text:p text:style-name="P1"/>
      <text:p text:style-name="P1">To start a new JavaScript project first ensure that the right extensions are installed in you VSCode editor. The recommended extensions are: <text:span text:style-name="T1">Eslint</text:span> by Dirk Baeumer and <text:span text:style-name="T1">Babel JavaScript</text:span> by Michael MacDermott. These extension will highlight any errors in real time and will give you an explanation on what the offense is.</text:p>
      <text:p text:style-name="P1"/>
      <text:p text:style-name="P1">After setting up your VSCode you will need to setup the linters inside your project. Just go to the <text:a xlink:type="simple" xlink:href="https://github.com/microverseinc/linters-config" text:style-name="Internet_20_link" text:visited-style-name="Visited_20_Internet_20_Link">linters repo</text:a> for a full in depth explanation on how to install them and for the contents of the files. To configure the linters just follow the following steps:</text:p>
      <text:list xml:id="list3100139640" text:style-name="L1">
        <text:list-item>
          <text:p text:style-name="P2">Create the <text:span text:style-name="T1">.github/worflows</text:span> folders in the root folder for the project to host the github actions.</text:p>
        </text:list-item>
        <text:list-item>
          <text:p text:style-name="P2">Inside the worflows folder create the <text:span text:style-name="T1">linters.yml</text:span> and copy the contents from the repo link.</text:p>
        </text:list-item>
        <text:list-item>
          <text:p text:style-name="P2">On the root folder create the <text:span text:style-name="T1">.eslintrc.json</text:span> and <text:span text:style-name="T1">.stylelintrc.json</text:span> and copy their contents from the repo link.</text:p>
        </text:list-item>
        <text:list-item>
          <text:p text:style-name="P2">Create the <text:span text:style-name="T1">.gitignore</text:span> file and put the <text:span text:style-name="T1">node_modules/</text:span> inside it to start so you don’t forget later</text:p>
        </text:list-item>
      </text:list>
      <text:p text:style-name="P1"/>
      <text:p text:style-name="P3">You can configure now the linters locally:</text:p>
      <text:list xml:id="list936457873" text:style-name="L2">
        <text:list-item>
          <text:p text:style-name="P4">Run <text:span text:style-name="T2">npm install --save-dev eslint@6.8.x eslint-config-airbnb-base@14.1.x eslint-plugin-import@2.20.x </text:span><text:a xlink:type="simple" xlink:href="mailto:babel-eslint@10.1.x" text:style-name="Internet_20_link" text:visited-style-name="Visited_20_Internet_20_Link">babel-eslint@10.1.x</text:a> to install the ESLint in your local project.</text:p>
        </text:list-item>
        <text:list-item>
          <text:p text:style-name="P4">Run <text:s/><text:span text:style-name="T2">npm install --save-dev stylelint@13.3.x stylelint-scss@3.17.x stylelint-config-standard@20.0.x stylelint-csstree-validator</text:span> to install StyleLint.</text:p>
        </text:list-item>
      </text:list>
      <text:p text:style-name="P5"/>
      <text:p text:style-name="P5">If you want to run the linters locally and want them to fix whatever can be fixed just run the following commands:</text:p>
      <text:list xml:id="list1134060803" text:style-name="L3">
        <text:list-item>
          <text:p text:style-name="P6">npx eslint . --fix</text:p>
        </text:list-item>
        <text:list-item>
          <text:p text:style-name="P6">npx stylelint "**/*.{css,scss}" --fix</text:p>
        </text:list-item>
      </text:list>
      <text:p text:style-name="P5"/>
      <text:p text:style-name="P5">Then you need to create the <text:span text:style-name="T1">package.json</text:span> file that will contain all the dependencies for your project and how to use them in the different environments. To generate this files and install whatever is necessary just run the command <text:span text:style-name="T2">npm init</text:span> and this will create the node_modules folder and the package.json file.</text:p>
      <text:p text:style-name="P5"/>
      <text:p text:style-name="P5">If you are going to use webpack to bundle your files you have to install the package with npm, to do that just run the command <text:span text:style-name="T2">npm install webpack webpack-cli –save-dev</text:span> this will install your webpack package for the project and add it into the development enviroment only as a dependency so anybody that will clone your repository can run <text:span text:style-name="T2">npm install</text:span> and get all the dependencies needed.</text:p>
      <text:p text:style-name="P5"/>
      <text:p text:style-name="P7">In the section scripts of your <text:span text:style-name="T1">package.json</text:span> you can create commands to use with webpack like the the build or the watch. To do this just add the <text:span text:style-name="T3">“build”: “webpack”</text:span> or <text:span text:style-name="T3">“watch”: “webpack --watch”</text:span> into the scripts section, and to run them just type <text:span text:style-name="T2">npm run build</text:span> or <text:span text:style-name="T2">npm run watch</text:span> or after webpack is installed you can run it the traditional way with <text:span text:style-name="T2">npx webpack</text:span> or <text:span text:style-name="T2">npx webpack –watch</text:span>.</text:p>
      <text:p text:style-name="P7"/>
      <text:p text:style-name="P8">If you are using webpack you need to create a webpack.config.json file in the root folder as well for its configuration. You can follow <text:a xlink:type="simple" xlink:href="https://webpack.js.org/guides/getting-started/#using-a-configuration" text:style-name="Internet_20_link" text:visited-style-name="Visited_20_Internet_20_Link">this tutorial</text:a> on how to create it and its contents. And create a <text:span text:style-name="T1">src</text:span> folder and a <text:span text:style-name="T1">dist</text:span> or whatever folder you configured webpack’s output folder to store all the bundled files.</text:p>
      <text:p text:style-name="P8"/>
      <text:p text:style-name="P8"/>
      <text:p text:style-name="P8"/>
      <text:p text:style-name="P11"><text:soft-page-break/>Checklist for the projects</text:p>
      <text:p text:style-name="P9"/>
      <text:p text:style-name="P9"/>
      <text:p text:style-name="P9">[ ] Create the **.github/worflows** folder</text:p>
      <text:p text:style-name="P9">[ ] Create the **linters.yml** inside the workflows folder</text:p>
      <text:p text:style-name="P9">[ ] Create the **.eslintrc.json** file in the root folder</text:p>
      <text:p text:style-name="P9">[ ] Create the **.stylelintrc.json** file in the root folder.</text:p>
      <text:p text:style-name="P9">[ ] Install linters locally</text:p>
      <text:p text:style-name="P9">[ ] Create the **.gitignore** file with the **node_modules/** inside it</text:p>
      <text:p text:style-name="P9">[ ] Run **npm init** to create the package.json file.</text:p>
      <text:p text:style-name="P9">[ ] If using webpack install it in the development enviroment with **npm install webpack webpack-cli –save-dev**.</text:p>
      <text:p text:style-name="P9">[ ] Create the **webpack.config.json** file for the webpack configuration.</text:p>
      <text:p text:style-name="P9">[ ] Create the **src** and **dist** folders and configure the entry and outputs in the webpack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FMono-Regular" svg:font-family="SFMono-Regular, Consolas, 'Liberation Mono', Menlo, monospace"/>
    <style:font-face style:name="SFMono-Regular1" svg:font-family="SFMono-Regular, Menlo, Monaco, Consolas, 'Liberation Mono',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21:35:12.287265454</meta:creation-date>
    <dc:date>2020-10-11T22:15:50.114242908</dc:date>
    <meta:editing-duration>PT29M35S</meta:editing-duration>
    <meta:editing-cycles>8</meta:editing-cycles>
    <meta:generator>LibreOffice/6.4.6.2$Linux_X86_64 LibreOffice_project/40$Build-2</meta:generator>
    <meta:document-statistic meta:table-count="0" meta:image-count="0" meta:object-count="0" meta:page-count="2" meta:paragraph-count="28" meta:word-count="601" meta:character-count="3605" meta:non-whitespace-character-count="3044"/>
  </office:meta>
</office:document-meta>
</file>